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9cm"/>
    </style:style>
    <style:style style:name="ro1" style:family="table-row">
      <style:table-row-properties style:row-height="2cm" fo:break-before="auto" style:use-optimal-row-height="true"/>
    </style:style>
    <style:style style:name="ro2" style:family="table-row">
      <style:table-row-properties style:row-height="2.91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3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3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body</text:p>
          </table:table-cell>
          <table:covered-table-cell table:number-columns-repeated="2" table:style-name="ce2" office:value-type="string" calcext:value-type="string">
            <text:p>body</text:p>
          </table:covered-table-cell>
          <table:table-cell table:style-name="ce2" office:value-type="string" calcext:value-type="string" table:number-columns-spanned="6" table:number-rows-spanned="1">
            <text:p>helper</text:p>
          </table:table-cell>
          <table:covered-table-cell table:number-columns-repeated="5" table:style-name="ce2" office:value-type="string" calcext:value-type="string">
            <text:p>helper</text:p>
          </table:covered-table-cell>
          <table:table-cell table:style-name="ce2" office:value-type="string" calcext:value-type="string" table:number-columns-spanned="9" table:number-rows-spanned="1">
            <text:p>object_types</text:p>
          </table:table-cell>
          <table:covered-table-cell table:number-columns-repeated="8" table:style-name="ce2" office:value-type="string" calcext:value-type="string">
            <text:p>object_types</text:p>
          </table:covered-table-cell>
          <table:table-cell table:style-name="ce2" office:value-type="string" calcext:value-type="string" table:number-columns-spanned="6" table:number-rows-spanned="1">
            <text:p>shape</text:p>
          </table:table-cell>
          <table:covered-table-cell table:number-columns-repeated="5" table:style-name="ce2" office:value-type="string" calcext:value-type="string">
            <text:p>shape</text:p>
          </table:covered-table-cell>
          <table:table-cell table:style-name="ce3" table:number-columns-repeated="8"/>
        </table:table-row>
        <table:table-row table:style-name="ro2">
          <table:table-cell table:style-name="Default"/>
          <table:table-cell table:number-columns-repeated="2"/>
          <table:table-cell table:style-name="ce3" office:value-type="string" calcext:value-type="string">
            <text:p>__init__</text:p>
          </table:table-cell>
          <table:table-cell table:style-name="ce3" office:value-type="string" calcext:value-type="string">
            <text:p>mesh_body</text:p>
          </table:table-cell>
          <table:table-cell table:style-name="ce3" office:value-type="string" calcext:value-type="string">
            <text:p>meshed_curve</text:p>
          </table:table-cell>
          <table:table-cell table:style-name="ce3" office:value-type="string" calcext:value-type="string">
            <text:p>__init__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gen_helper</text:p>
          </table:table-cell>
          <table:table-cell table:style-name="ce3" office:value-type="string" calcext:value-type="string">
            <text:p>mesh_helper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vg</text:p>
          </table:table-cell>
          <table:table-cell table:style-name="ce3" office:value-type="string" calcext:value-type="string">
            <text:p>__init__</text:p>
          </table:table-cell>
          <table:table-cell table:style-name="ce3" office:value-type="string" calcext:value-type="string">
            <text:p>bounding</text:p>
          </table:table-cell>
          <table:table-cell table:style-name="ce3" office:value-type="string" calcext:value-type="string">
            <text:p>cut</text:p>
          </table:table-cell>
          <table:table-cell table:style-name="ce3" office:value-type="string" calcext:value-type="string">
            <text:p>inactive</text:p>
          </table:table-cell>
          <table:table-cell table:style-name="ce3" office:value-type="string" calcext:value-type="string">
            <text:p>preview</text:p>
          </table:table-cell>
          <table:table-cell table:style-name="ce3" office:value-type="string" calcext:value-type="string">
            <text:p>proxy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svg</text:p>
          </table:table-cell>
          <table:table-cell table:style-name="ce3" office:value-type="string" calcext:value-type="string">
            <text:p>__init__</text:p>
          </table:table-cell>
          <table:table-cell table:style-name="ce3" office:value-type="string" calcext:value-type="string">
            <text:p>curve_guide</text:p>
          </table:table-cell>
          <table:table-cell table:style-name="ce3" office:value-type="string" calcext:value-type="string">
            <text:p>curve_shape</text:p>
          </table:table-cell>
          <table:table-cell table:style-name="ce3" office:value-type="string" calcext:value-type="string">
            <text:p>mesh_guide</text:p>
          </table:table-cell>
          <table:table-cell table:style-name="ce3" office:value-type="string" calcext:value-type="string">
            <text:p>mesh_shape</text:p>
          </table:table-cell>
          <table:table-cell table:style-name="ce3" office:value-type="string" calcext:value-type="string">
            <text:p>perimeter</text:p>
          </table:table-cell>
          <table:table-cell table:style-name="ce3" office:value-type="string" calcext:value-type="string">
            <text:p>__init__</text:p>
          </table:table-cell>
          <table:table-cell table:style-name="ce3" office:value-type="string" calcext:value-type="string">
            <text:p>collection</text:p>
          </table:table-cell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export</text:p>
          </table:table-cell>
          <table:table-cell table:style-name="ce3" office:value-type="string" calcext:value-type="string">
            <text:p>fillet</text:p>
          </table:table-cell>
          <table:table-cell table:style-name="ce3" office:value-type="string" calcext:value-type="string">
            <text:p>modifier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projectpreview</text:p>
          </table:table-cell>
        </table:table-row>
        <table:table-row table:style-name="ro3">
          <table:table-cell table:style-name="Default"/>
          <table:table-cell table:number-columns-repeated="34"/>
        </table:table-row>
        <table:table-row table:style-name="ro3">
          <table:table-cell office:value-type="string" calcext:value-type="string" table:number-columns-spanned="1" table:number-rows-spanned="3">
            <text:p>body</text:p>
          </table:table-cell>
          <table:table-cell office:value-type="string" calcext:value-type="string">
            <text:p>__init__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10"/>
          <table:table-cell table:style-name="ce1" office:value-type="string" calcext:value-type="string">
            <text:p>X</text:p>
          </table:table-cell>
          <table:table-cell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5"/>
        </table:table-row>
        <table:table-row table:style-name="ro3">
          <table:covered-table-cell office:value-type="string" calcext:value-type="string">
            <text:p>body</text:p>
          </table:covered-table-cell>
          <table:table-cell office:value-type="string" calcext:value-type="string">
            <text:p>mesh_body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number-columns-repeated="17"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3"/>
        </table:table-row>
        <table:table-row table:style-name="ro3">
          <table:covered-table-cell office:value-type="string" calcext:value-type="string">
            <text:p>body</text:p>
          </table:covered-table-cell>
          <table:table-cell office:value-type="string" calcext:value-type="string">
            <text:p>meshed_curve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31"/>
        </table:table-row>
        <table:table-row table:style-name="ro3">
          <table:table-cell office:value-type="string" calcext:value-type="string" table:number-columns-spanned="1" table:number-rows-spanned="6">
            <text:p>helper</text:p>
          </table:table-cell>
          <table:table-cell office:value-type="string" calcext:value-type="string">
            <text:p>__init__</text:p>
          </table:table-cell>
          <table:table-cell table:number-columns-repeated="33"/>
        </table:table-row>
        <table:table-row table:style-name="ro3">
          <table:covered-table-cell office:value-type="string" calcext:value-type="string">
            <text:p>helper</text:p>
          </table:covered-table-cell>
          <table:table-cell office:value-type="string" calcext:value-type="string">
            <text:p>curve</text:p>
          </table:table-cell>
          <table:table-cell table:number-columns-repeated="7"/>
          <table:table-cell table:style-name="ce1" office:value-type="string" calcext:value-type="string">
            <text:p>X</text:p>
          </table:table-cell>
          <table:table-cell table:number-columns-repeated="25"/>
        </table:table-row>
        <table:table-row table:style-name="ro3">
          <table:covered-table-cell office:value-type="string" calcext:value-type="string">
            <text:p>helper</text:p>
          </table:covered-table-cell>
          <table:table-cell office:value-type="string" calcext:value-type="string">
            <text:p>gen_helper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17"/>
          <table:table-cell table:number-columns-repeated="2"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3">
          <table:covered-table-cell office:value-type="string" calcext:value-type="string">
            <text:p>helper</text:p>
          </table:covered-table-cell>
          <table:table-cell office:value-type="string" calcext:value-type="string">
            <text:p>mesh_helper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24"/>
        </table:table-row>
        <table:table-row table:style-name="ro3">
          <table:covered-table-cell office:value-type="string" calcext:value-type="string">
            <text:p>helper</text:p>
          </table:covered-table-cell>
          <table:table-cell office:value-type="string" calcext:value-type="string">
            <text:p>other</text:p>
          </table:table-cell>
          <table:table-cell table:number-columns-repeated="27"/>
          <table:table-cell table:style-name="ce1" office:value-type="string" calcext:value-type="string">
            <text:p>X</text:p>
          </table:table-cell>
          <table:table-cell table:number-columns-repeated="5"/>
        </table:table-row>
        <table:table-row table:style-name="ro3">
          <table:covered-table-cell office:value-type="string" calcext:value-type="string">
            <text:p>helper</text:p>
          </table:covered-table-cell>
          <table:table-cell office:value-type="string" calcext:value-type="string">
            <text:p>svg</text:p>
          </table:table-cell>
          <table:table-cell table:number-columns-repeated="27"/>
          <table:table-cell table:style-name="ce1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 table:number-columns-spanned="1" table:number-rows-spanned="9">
            <text:p>object_types</text:p>
          </table:table-cell>
          <table:table-cell office:value-type="string" calcext:value-type="string">
            <text:p>__init__</text:p>
          </table:table-cell>
          <table:table-cell table:number-columns-repeated="33"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bounding</text:p>
          </table:table-cell>
          <table:table-cell table:number-columns-repeated="7"/>
          <table:table-cell table:number-columns-repeated="2" table:style-name="ce1" office:value-type="string" calcext:value-type="string">
            <text:p>X</text:p>
          </table:table-cell>
          <table:table-cell table:number-columns-repeated="17"/>
          <table:table-cell table:number-columns-repeated="2"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cut</text:p>
          </table:table-cell>
          <table:table-cell table:number-columns-repeated="17"/>
          <table:table-cell table:style-name="ce1" office:value-type="string" calcext:value-type="string">
            <text:p>X</text:p>
          </table:table-cell>
          <table:table-cell table:number-columns-repeated="15"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inactive</text:p>
          </table:table-cell>
          <table:table-cell table:number-columns-repeated="33"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preview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7"/>
          <table:table-cell table:style-name="ce1" office:value-type="string" calcext:value-type="string">
            <text:p>X</text:p>
          </table:table-cell>
          <table:table-cell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proxy</text:p>
          </table:table-cell>
          <table:table-cell table:number-columns-repeated="33"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reference</text:p>
          </table:table-cell>
          <table:table-cell table:number-columns-repeated="11"/>
          <table:table-cell table:style-name="ce1" office:value-type="string" calcext:value-type="string">
            <text:p>X</text:p>
          </table:table-cell>
          <table:table-cell table:number-columns-repeated="14"/>
          <table:table-cell table:number-columns-repeated="2" table:style-name="ce1" office:value-type="string" calcext:value-type="string">
            <text:p>X</text:p>
          </table:table-cell>
          <table:table-cell table:number-columns-repeated="5"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solid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4"/>
          <table:table-cell table:number-columns-repeated="2"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3">
          <table:covered-table-cell office:value-type="string" calcext:value-type="string">
            <text:p>object_types</text:p>
          </table:covered-table-cell>
          <table:table-cell office:value-type="string" calcext:value-type="string">
            <text:p>svg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24"/>
        </table:table-row>
        <table:table-row table:style-name="ro3">
          <table:table-cell office:value-type="string" calcext:value-type="string" table:number-columns-spanned="1" table:number-rows-spanned="6">
            <text:p>shape</text:p>
          </table:table-cell>
          <table:table-cell office:value-type="string" calcext:value-type="string">
            <text:p>__init__</text:p>
          </table:table-cell>
          <table:table-cell table:number-columns-repeated="21"/>
          <table:table-cell table:number-columns-repeated="4" office:value-type="string" calcext:value-type="string">
            <text:p>&gt;</text:p>
          </table:table-cell>
          <table:table-cell table:number-columns-repeated="8"/>
        </table:table-row>
        <table:table-row table:style-name="ro3">
          <table:covered-table-cell office:value-type="string" calcext:value-type="string">
            <text:p>shape</text:p>
          </table:covered-table-cell>
          <table:table-cell office:value-type="string" calcext:value-type="string">
            <text:p>curve_guide</text:p>
          </table:table-cell>
          <table:table-cell table:number-columns-repeated="33"/>
        </table:table-row>
        <table:table-row table:style-name="ro3">
          <table:covered-table-cell office:value-type="string" calcext:value-type="string">
            <text:p>shape</text:p>
          </table:covered-table-cell>
          <table:table-cell office:value-type="string" calcext:value-type="string">
            <text:p>curve_shape</text:p>
          </table:table-cell>
          <table:table-cell table:number-columns-repeated="5"/>
          <table:table-cell table:number-columns-repeated="4" table:style-name="ce1" office:value-type="string" calcext:value-type="string">
            <text:p>X</text:p>
          </table:table-cell>
          <table:table-cell table:number-columns-repeated="10"/>
          <table:table-cell table:style-name="ce1" office:value-type="string" calcext:value-type="string">
            <text:p>X</text:p>
          </table:table-cell>
          <table:table-cell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5"/>
        </table:table-row>
        <table:table-row table:style-name="ro3">
          <table:covered-table-cell office:value-type="string" calcext:value-type="string">
            <text:p>shape</text:p>
          </table:covered-table-cell>
          <table:table-cell office:value-type="string" calcext:value-type="string">
            <text:p>mesh_guide</text:p>
          </table:table-cell>
          <table:table-cell table:number-columns-repeated="19"/>
          <table:table-cell table:style-name="ce1" office:value-type="string" calcext:value-type="string">
            <text:p>X</text:p>
          </table:table-cell>
          <table:table-cell table:number-columns-repeated="13"/>
        </table:table-row>
        <table:table-row table:style-name="ro3">
          <table:covered-table-cell office:value-type="string" calcext:value-type="string">
            <text:p>shape</text:p>
          </table:covered-table-cell>
          <table:table-cell office:value-type="string" calcext:value-type="string">
            <text:p>mesh_shape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10"/>
          <table:table-cell table:style-name="ce1"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number-columns-repeated="6"/>
        </table:table-row>
        <table:table-row table:style-name="ro3">
          <table:covered-table-cell office:value-type="string" calcext:value-type="string">
            <text:p>shape</text:p>
          </table:covered-table-cell>
          <table:table-cell office:value-type="string" calcext:value-type="string">
            <text:p>perimeter</text:p>
          </table:table-cell>
          <table:table-cell table:number-columns-repeated="14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 table:style-name="Default"/>
          <table:table-cell office:value-type="string" calcext:value-type="string">
            <text:p>__init__</text:p>
          </table:table-cell>
          <table:table-cell table:number-columns-repeated="33"/>
        </table:table-row>
        <table:table-row table:style-name="ro3">
          <table:table-cell table:style-name="Default"/>
          <table:table-cell office:value-type="string" calcext:value-type="string">
            <text:p>collection</text:p>
          </table:table-cell>
          <table:table-cell table:number-columns-repeated="27"/>
          <table:table-cell table:style-name="ce1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Default"/>
          <table:table-cell office:value-type="string" calcext:value-type="string">
            <text:p>constant</text:p>
          </table:table-cell>
          <table:table-cell table:number-columns-repeated="33"/>
        </table:table-row>
        <table:table-row table:style-name="ro3">
          <table:table-cell table:style-name="Default"/>
          <table:table-cell office:value-type="string" calcext:value-type="string">
            <text:p>export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2"/>
          <table:table-cell table:number-columns-repeated="2" table:style-name="ce1" office:value-type="string" calcext:value-type="string">
            <text:p>X</text:p>
          </table:table-cell>
          <table:table-cell table:number-columns-repeated="12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fillet</text:p>
          </table:table-cell>
          <table:table-cell table:number-columns-repeated="7"/>
          <table:table-cell table:number-columns-repeated="2" table:style-name="ce1" office:value-type="string" calcext:value-type="string">
            <text:p>X</text:p>
          </table:table-cell>
          <table:table-cell table:number-columns-repeated="18"/>
          <table:table-cell table:style-name="ce1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Default"/>
          <table:table-cell office:value-type="string" calcext:value-type="string">
            <text:p>modifier</text:p>
          </table:table-cell>
          <table:table-cell table:number-columns-repeated="33"/>
        </table:table-row>
        <table:table-row table:style-name="ro3">
          <table:table-cell table:style-name="Default"/>
          <table:table-cell office:value-type="string" calcext:value-type="string">
            <text:p>project</text:p>
          </table:table-cell>
          <table:table-cell table:number-columns-repeated="12"/>
          <table:table-cell table:style-name="ce1"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rojectpreview</text:p>
          </table:table-cell>
          <table:table-cell table:number-columns-repeated="11"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9"/>
          <table:table-cell table:style-name="ce1" office:value-type="string" calcext:value-type="string">
            <text:p>X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4:25:29.173413825</meta:creation-date>
    <dc:date>2020-05-02T15:12:55.390427752</dc:date>
    <meta:editing-duration>PT14M25S</meta:editing-duration>
    <meta:editing-cycles>2</meta:editing-cycles>
    <meta:generator>LibreOffice/6.4.2.2$Linux_X86_64 LibreOffice_project/40$Build-2</meta:generator>
    <meta:document-statistic meta:table-count="1" meta:cell-count="187" meta:object-count="0"/>
  </office:meta>
</office:document-meta>
</file>